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Roboto, Oxygen-Sans, Ubuntu, Cantarell, 'Helvetica Neue',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5282d" style:font-name="apple-system" fo:font-size="14pt" fo:letter-spacing="normal" fo:font-style="normal" style:text-underline-style="solid" style:text-underline-width="auto" style:text-underline-color="font-color"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25282d" style:font-name="apple-system" fo:font-size="14pt" fo:letter-spacing="normal" fo:font-style="normal" fo:font-weight="normal"/>
    </style:style>
    <style:style style:name="T2" style:family="text">
      <style:text-properties fo:font-variant="normal" fo:text-transform="none" fo:color="#25282d" style:font-name="apple-system" fo:font-size="14pt" fo:letter-spacing="normal" fo:font-style="normal" style:text-underline-style="solid" style:text-underline-width="auto" style:text-underline-color="font-color"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Requisitos Web:</text:p>
      <text:p text:style-name="P1"><text:span text:style-name="T1">La página web que realizaré en mi proyecto será una página web informativa sobre los principales parques de atracciones de la península. La página tendrá un diseño simple y sencillo, pero completo y práctico a su vez. Se hará una página principal donde se explicará brevemente el funcionamiento de esta y se hará un pequeño resumen. Habrá un menú lateral desplegable donde se podrá acceder a diferentes apartados tales como la lista de los parques donde se explicará el estado actual de estos así como otra información actualizada(nº de tlf., dirección...). Quizás haya un apartado para comentarios de los usuarios.</text:span><text:line-break/><text:line-break/><text:line-break/><text:span text:style-name="T2">2.- Clases detectadas: <text:s/>**Diagrama de clases**</text:span><text:line-break/><text:span text:style-name="T1">Página Web</text:span><text:line-break/><text:span text:style-name="T1">Parques de Atracciones</text:span><text:line-break/><text:span text:style-name="T1">Calificación de Clientes</text:span><text:line-break/><text:span text:style-name="T1">Editores</text:span></text:p>
      <text:p text:style-name="P1"><text:span text:style-name="T1">Contacto</text:span></text:p>
      <text:p text:style-name="P1"><text:span text:style-name="T1">Anuncios</text:span></text:p>
      <text:p text:style-name="P1"><text:span text:style-name="T1">Estadística</text:span><text:line-break/><text:line-break/><text:line-break/><text:span text:style-name="T2">3.- Actores y casos de usos: <text:s text:c="2"/>**Diagrama de casos de uso**</text:span><text:line-break/>-<text:span text:style-name="T1">Actores:</text:span><text:line-break/><text:span text:style-name="T1">Dueño de la página</text:span><text:line-break/><text:span text:style-name="T1">Usuarios</text:span><text:line-break/><text:span text:style-name="T1">Editores</text:span><text:line-break/><text:line-break/>-<text:span text:style-name="T1">Casos de uso:</text:span><text:line-break/><text:span text:style-name="T1">Buscador(hacer recomendaciones)</text:span><text:line-break/><text:span text:style-name="T1">Informar sobre el parque, atracciones y sus estadísticas y est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Roboto, Oxygen-Sans, Ubuntu, Cantarell, 'Helvetica Neue',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O </meta:initial-creator>
    <meta:creation-date>2021-01-19T13:42:05.28</meta:creation-date>
    <dc:date>2021-01-24T20:56:46.70</dc:date>
    <dc:creator>MARIO </dc:creator>
    <meta:editing-duration>PT48M31S</meta:editing-duration>
    <meta:editing-cycles>6</meta:editing-cycles>
    <meta:generator>OpenOffice/4.1.8$Win32 OpenOffice.org_project/418m3$Build-9803</meta:generator>
    <meta:document-statistic meta:table-count="0" meta:image-count="0" meta:object-count="0" meta:page-count="1" meta:paragraph-count="5" meta:word-count="154" meta:character-count="1002"/>
  </office:meta>
</office:document-meta>
</file>